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icitObjectUtil.unwrapForm( Object for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licitObjectUtil.getPageFlow( ServletRequest request , 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plicitObjectUtil.loadGlobalApp( ServletRequest request , GlobalApp globalAp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licitObjectUtil.unloadFacesBackingBean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ObjectUtil.getGlobalApp(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plicitObjectUtil.getActionForm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ObjectUtil.loadOutputFormBean( ServletRequest request , Object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licitObjectUtil.loadFacesBackingBean( ServletRequest request , FacesBackingBean facesBacking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licitObjectUtil.getUpdateVariableResolver( ServletRequest request , ServletResponse response , boolean isHandlingP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licitObjectUtil.loadPageFlow( ServletRequest request , PageFlowController pageFlo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licitObjectUtil.unloadActionForm( JspContext js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ObjectUtil.getSharedFlow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ObjectUtil.getUpdateVariableResolver( Object form , ServletRequest request , ServletResponse response , boolean isHandlingP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licitObjectUtil.loadActionForm( JspContext jspContext , Object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ObjectUtil.loadImplicitObjects( HttpServletRequest request , HttpServletResponse response , ServletContext servletContext , PageFlowController currentPage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licitObjectUtil.loadSharedFlow( ServletRequest request , Map sharedFlow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licitObjectUtil.loadBundleMap( ServletRequest request , BundleMap bundl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ObjectUtil.getReadVariableResolver( JspContext js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plicitObjectUtil.ImplicitObjec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